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sans" svg:font-family="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2fb9" officeooo:paragraph-rsid="00092fb9"/>
    </style:style>
    <style:style style:name="P2" style:family="paragraph" style:parent-style-name="Standard" style:list-style-name="L4">
      <style:text-properties officeooo:rsid="00092fb9" officeooo:paragraph-rsid="00092fb9"/>
    </style:style>
    <style:style style:name="P3" style:family="paragraph" style:parent-style-name="Standard" style:list-style-name="L5">
      <style:text-properties officeooo:rsid="00092fb9" officeooo:paragraph-rsid="00092fb9"/>
    </style:style>
    <style:style style:name="P4" style:family="paragraph" style:parent-style-name="Standard">
      <style:text-properties officeooo:paragraph-rsid="00092fb9"/>
    </style:style>
    <style:style style:name="P5" style:family="paragraph" style:parent-style-name="Standard">
      <style:text-properties fo:font-size="32pt" officeooo:rsid="00092fb9" officeooo:paragraph-rsid="00092fb9" style:font-size-asian="32pt" style:font-size-complex="32pt"/>
    </style:style>
    <style:style style:name="P6" style:family="paragraph" style:parent-style-name="Standard" style:list-style-name="L5">
      <style:text-properties officeooo:paragraph-rsid="000a1316"/>
    </style:style>
    <style:style style:name="P7" style:family="paragraph" style:parent-style-name="Standard" style:list-style-name="L5">
      <style:text-properties officeooo:paragraph-rsid="000cdc62"/>
    </style:style>
    <style:style style:name="P8" style:family="paragraph" style:parent-style-name="Standard" style:list-style-name="L5">
      <style:text-properties officeooo:rsid="000a1316" officeooo:paragraph-rsid="000a1316"/>
    </style:style>
    <style:style style:name="P9" style:family="paragraph" style:parent-style-name="Standard" style:list-style-name="L5">
      <style:text-properties officeooo:rsid="000af05c" officeooo:paragraph-rsid="000af05c"/>
    </style:style>
    <style:style style:name="P10" style:family="paragraph" style:parent-style-name="Standard" style:list-style-name="L5">
      <style:text-properties officeooo:rsid="000cdc62" officeooo:paragraph-rsid="000cdc62"/>
    </style:style>
    <style:style style:name="P11" style:family="paragraph" style:parent-style-name="Standard">
      <style:text-properties officeooo:rsid="000e9716" officeooo:paragraph-rsid="000e9716"/>
    </style:style>
    <style:style style:name="P12" style:family="paragraph" style:parent-style-name="Standard" style:list-style-name="L6">
      <style:text-properties officeooo:rsid="000e9716" officeooo:paragraph-rsid="000e9716"/>
    </style:style>
    <style:style style:name="P13" style:family="paragraph" style:parent-style-name="Standard" style:list-style-name="L6">
      <style:text-properties officeooo:rsid="000fb714" officeooo:paragraph-rsid="000fb714"/>
    </style:style>
    <style:style style:name="P14" style:family="paragraph" style:parent-style-name="Standard" style:list-style-name="L7">
      <style:text-properties officeooo:rsid="0010b5b5" officeooo:paragraph-rsid="0010b5b5"/>
    </style:style>
    <style:style style:name="P15" style:family="paragraph" style:parent-style-name="Standard">
      <style:text-properties officeooo:rsid="001222d0" officeooo:paragraph-rsid="001222d0"/>
    </style:style>
    <style:style style:name="P16" style:family="paragraph" style:parent-style-name="Standard" style:list-style-name="L8">
      <style:text-properties officeooo:rsid="001222d0" officeooo:paragraph-rsid="001222d0"/>
    </style:style>
    <style:style style:name="P17" style:family="paragraph" style:parent-style-name="Standard" style:list-style-name="L8">
      <style:text-properties officeooo:rsid="0013b5b2" officeooo:paragraph-rsid="0013b5b2"/>
    </style:style>
    <style:style style:name="P18" style:family="paragraph" style:parent-style-name="Standard" style:list-style-name="L8">
      <style:text-properties officeooo:rsid="0014c0ac" officeooo:paragraph-rsid="0014c0ac"/>
    </style:style>
    <style:style style:name="P19" style:family="paragraph" style:parent-style-name="Standard" style:list-style-name="L8">
      <style:text-properties officeooo:rsid="0015b7a5" officeooo:paragraph-rsid="0015b7a5"/>
    </style:style>
    <style:style style:name="P20" style:family="paragraph" style:parent-style-name="Standard">
      <style:text-properties officeooo:paragraph-rsid="00164120"/>
    </style:style>
    <style:style style:name="P21" style:family="paragraph" style:parent-style-name="Standard">
      <style:text-properties fo:font-size="12pt" officeooo:rsid="0016fa7c" officeooo:paragraph-rsid="0016fa7c" style:font-size-asian="10.5pt" style:font-size-complex="12pt"/>
    </style:style>
    <style:style style:name="P22" style:family="paragraph" style:parent-style-name="Standard">
      <style:text-properties fo:font-size="12pt" officeooo:rsid="001f6623" officeooo:paragraph-rsid="001f6623" style:font-size-asian="10.5pt" style:font-size-complex="12pt"/>
    </style:style>
    <style:style style:name="P23" style:family="paragraph" style:parent-style-name="Standard" style:list-style-name="L10">
      <style:text-properties fo:font-size="12pt" officeooo:rsid="00207559" officeooo:paragraph-rsid="00207559" style:font-size-asian="10.5pt" style:font-size-complex="12pt"/>
    </style:style>
    <style:style style:name="P24" style:family="paragraph" style:parent-style-name="Standard" style:list-style-name="L10">
      <style:text-properties fo:font-size="12pt" officeooo:rsid="00240aca" officeooo:paragraph-rsid="00240aca" style:font-size-asian="10.5pt" style:font-size-complex="12pt"/>
    </style:style>
    <style:style style:name="P25" style:family="paragraph" style:parent-style-name="Standard" style:list-style-name="L10">
      <style:text-properties fo:font-size="12pt" officeooo:rsid="00240aca" officeooo:paragraph-rsid="0025d11b" style:font-size-asian="10.5pt" style:font-size-complex="12pt"/>
    </style:style>
    <style:style style:name="P26" style:family="paragraph" style:parent-style-name="Standard" style:list-style-name="L10">
      <style:text-properties fo:font-size="12pt" officeooo:rsid="00240aca" officeooo:paragraph-rsid="00262923" style:font-size-asian="10.5pt" style:font-size-complex="12pt"/>
    </style:style>
    <style:style style:name="P27" style:family="paragraph" style:parent-style-name="Standard" style:list-style-name="L10">
      <style:text-properties fo:font-size="12pt" officeooo:rsid="00240aca" officeooo:paragraph-rsid="0028035f" style:font-size-asian="10.5pt" style:font-size-complex="12pt"/>
    </style:style>
    <style:style style:name="P28" style:family="paragraph" style:parent-style-name="Standard" style:list-style-name="L10">
      <style:text-properties fo:font-size="12pt" officeooo:rsid="00240aca" officeooo:paragraph-rsid="0028a747" style:font-size-asian="10.5pt" style:font-size-complex="12pt"/>
    </style:style>
    <style:style style:name="P29" style:family="paragraph" style:parent-style-name="Standard" style:list-style-name="L10">
      <style:text-properties fo:font-size="12pt" officeooo:rsid="002ad0b4" officeooo:paragraph-rsid="002ad0b4" style:font-size-asian="10.5pt" style:font-size-complex="12pt"/>
    </style:style>
    <style:style style:name="P30" style:family="paragraph" style:parent-style-name="Standard">
      <style:text-properties fo:font-size="12pt" officeooo:rsid="002ad0b4" officeooo:paragraph-rsid="002ad0b4" style:font-size-asian="10.5pt" style:font-size-complex="12pt"/>
    </style:style>
    <style:style style:name="P31" style:family="paragraph" style:parent-style-name="Standard">
      <style:text-properties fo:font-size="12pt" officeooo:rsid="002d52e1" officeooo:paragraph-rsid="002d52e1" style:font-size-asian="10.5pt" style:font-size-complex="12pt"/>
    </style:style>
    <style:style style:name="P32" style:family="paragraph" style:parent-style-name="Standard">
      <style:text-properties fo:font-size="12pt" officeooo:rsid="002f5a31" officeooo:paragraph-rsid="002f5a31" style:font-size-asian="10.5pt" style:font-size-complex="12pt"/>
    </style:style>
    <style:style style:name="P33" style:family="paragraph" style:parent-style-name="Standard">
      <style:text-properties fo:font-size="12pt" officeooo:rsid="0031364f" officeooo:paragraph-rsid="0031364f" style:font-size-asian="10.5pt" style:font-size-complex="12pt"/>
    </style:style>
    <style:style style:name="P34" style:family="paragraph" style:parent-style-name="Table_20_Heading">
      <style:text-properties fo:font-size="12pt" officeooo:rsid="0016fa7c" officeooo:paragraph-rsid="0016fa7c" style:font-size-asian="10.5pt" style:font-size-complex="12pt"/>
    </style:style>
    <style:style style:name="P35" style:family="paragraph" style:parent-style-name="Table_20_Contents">
      <style:text-properties fo:font-size="12pt" officeooo:rsid="0016fa7c" officeooo:paragraph-rsid="0016fa7c" style:font-size-asian="10.5pt" style:font-size-complex="12pt"/>
    </style:style>
    <style:style style:name="P36" style:family="paragraph" style:parent-style-name="Table_20_Contents">
      <style:text-properties fo:font-size="12pt" officeooo:rsid="001ac0c3" officeooo:paragraph-rsid="001ac0c3" style:font-size-asian="10.5pt" style:font-size-complex="12pt"/>
    </style:style>
    <style:style style:name="P37" style:family="paragraph" style:parent-style-name="Table_20_Contents">
      <style:text-properties fo:font-size="12pt" officeooo:rsid="001b2a34" officeooo:paragraph-rsid="001b2a34" style:font-size-asian="10.5pt" style:font-size-complex="12pt"/>
    </style:style>
    <style:style style:name="P38" style:family="paragraph" style:parent-style-name="Table_20_Contents">
      <style:text-properties fo:font-size="12pt" officeooo:rsid="001c8aac" officeooo:paragraph-rsid="001c8aac" style:font-size-asian="10.5pt" style:font-size-complex="12pt"/>
    </style:style>
    <style:style style:name="P39" style:family="paragraph" style:parent-style-name="Table_20_Contents">
      <style:text-properties fo:font-size="12pt" officeooo:rsid="001e7dd9" officeooo:paragraph-rsid="001e7dd9" style:font-size-asian="10.5pt" style:font-size-complex="12pt"/>
    </style:style>
    <style:style style:name="T1" style:family="text">
      <style:text-properties officeooo:rsid="000a1316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a1316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a1316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cdc62" style:font-size-asian="12pt" style:font-size-complex="12pt"/>
    </style:style>
    <style:style style:name="T7" style:family="text">
      <style:text-properties officeooo:rsid="001222d0"/>
    </style:style>
    <style:style style:name="T8" style:family="text">
      <style:text-properties officeooo:rsid="0013b5b2"/>
    </style:style>
    <style:style style:name="T9" style:family="text">
      <style:text-properties fo:font-size="32pt" officeooo:rsid="00092fb9" style:font-size-asian="32pt" style:font-size-complex="32pt"/>
    </style:style>
    <style:style style:name="T10" style:family="text">
      <style:text-properties fo:font-size="32pt" officeooo:rsid="00164120" style:font-size-asian="32pt" style:font-size-complex="32pt"/>
    </style:style>
    <style:style style:name="T11" style:family="text">
      <style:text-properties officeooo:rsid="001a2d3f"/>
    </style:style>
    <style:style style:name="T12" style:family="text">
      <style:text-properties officeooo:rsid="00224ae7"/>
    </style:style>
    <style:style style:name="T13" style:family="text">
      <style:text-properties officeooo:rsid="0025d11b"/>
    </style:style>
    <style:style style:name="T14" style:family="text">
      <style:text-properties officeooo:rsid="00262923"/>
    </style:style>
    <style:style style:name="T15" style:family="text">
      <style:text-properties officeooo:rsid="0026ce8b"/>
    </style:style>
    <style:style style:name="T16" style:family="text">
      <style:text-properties officeooo:rsid="0028a747"/>
    </style:style>
    <style:style style:name="T17" style:family="text">
      <style:text-properties officeooo:rsid="002e1b63"/>
    </style:style>
    <style:style style:name="T18" style:family="text">
      <style:text-properties officeooo:rsid="002e33c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SK 1</text:p>
      <text:p text:style-name="P4">Bugs:</text:p>
      <text:list xml:id="list1348373458" text:style-name="L5">
        <text:list-item>
          <text:p text:style-name="P3">Vo Firefoxe hádže po odoslaní vyplneného formulára (aspoň jeden field) hlášku IE not supported.</text:p>
        </text:list-item>
        <text:list-item>
          <text:p text:style-name="P8">Chýba validácia fieldov, nekontroluje sa či sú zadané reťazce zložené z písmen.</text:p>
        </text:list-item>
        <text:list-item>
          <text:p text:style-name="P6"><text:span text:style-name="T1">Špecifikácia predpisuje formát </text:span><text:span text:style-name="T2">”You are called ” + firstName + ” ” + lastName + ”. You are ” + Math.random(140-190) + ”cm long. </text:span><text:span text:style-name="T3">V skutočnosti je formát však </text:span><text:span text:style-name="T5">Welcome adam vanko. You are 188cm long and your weight is 88kg. Je tam teda navyše údaj o hmotnosti, ktorá sa tiež náhodne generuje.</text:span></text:p>
        </text:list-item>
        <text:list-item>
          <text:p text:style-name="P9"><text:span text:style-name="T5">P</text:span><text:span text:style-name="T4">odľa zadania treba vyplniť obe fieldy. V skutočnosti stačí len jeden.</text:span></text:p>
        </text:list-item>
        <text:list-item>
          <text:p text:style-name="P7"><text:span text:style-name="T6">Pri zadaní 7 a viac jednotiek do ľubovoľného z fieldov program nefunguje s chybou </text:span><text:span text:style-name="T4">ERR_EMPTY_RESPONSE.</text:span></text:p>
        </text:list-item>
        <text:list-item>
          <text:p text:style-name="P10"><text:span text:style-name="T4">Niekedy nevypíše obdiva fieldy vo výslednom reťazci. Treba skúšať do fieldov dávať napríklad 14 a 15 a po chvíli to zmeniť a tak stále až kým sa to nestane.</text:span></text:p>
        </text:list-item>
      </text:list>
      <text:p text:style-name="P1">Weird things:</text:p>
      <text:list xml:id="list4133150386" text:style-name="L4">
        <text:list-item>
          <text:p text:style-name="P2">Komentár “I hate my job” v kóde HTML stránky.</text:p>
        </text:list-item>
      </text:list>
      <text:p text:style-name="P11">Other approaches:</text:p>
      <text:list xml:id="list3931810210" text:style-name="L6">
        <text:list-item>
          <text:p text:style-name="P12">Fuzzy testing pre oba fieldy</text:p>
        </text:list-item>
        <text:list-item>
          <text:p text:style-name="P12">Penetračné testy</text:p>
        </text:list-item>
        <text:list-item>
          <text:p text:style-name="P12">Boundry value analysis</text:p>
        </text:list-item>
        <text:list-item>
          <text:p text:style-name="P12">Compatibility testing – checking compatibility with internet browsers</text:p>
        </text:list-item>
        <text:list-item>
          <text:p text:style-name="P13">Performance/load testing</text:p>
        </text:list-item>
      </text:list>
      <text:p text:style-name="P11">Specification:</text:p>
      <text:list xml:id="list1284310380" text:style-name="L7">
        <text:list-item>
          <text:p text:style-name="P14">Buggy</text:p>
        </text:list-item>
        <text:list-item>
          <text:p text:style-name="P14">Not complete – <text:span text:style-name="T7">chýbajú informácie o obmedzeniach pre fieldy</text:span>, <text:span text:style-name="T7">chýba popis o podporovaných prehliadačoch</text:span></text:p>
        </text:list-item>
        <text:list-item>
          <text:p text:style-name="P14">Differs from the real output – example – output string</text:p>
        </text:list-item>
      </text:list>
      <text:p text:style-name="P15">What we would ask:</text:p>
      <text:list xml:id="list1159775950" text:style-name="L8">
        <text:list-item>
          <text:p text:style-name="P16">Aké sú požiadavky <text:span text:style-name="T8">na odozvu?</text:span></text:p>
        </text:list-item>
        <text:list-item>
          <text:p text:style-name="P17">Čo majú robiť ľudia s viac než dvoj členným menom?</text:p>
        </text:list-item>
        <text:list-item>
          <text:p text:style-name="P18">Prečo má byť výstup s náhodnou výškou a ešte aj hmotnosťou?</text:p>
        </text:list-item>
        <text:list-item>
          <text:p text:style-name="P19">Na čo má byť aplikácia určená?</text:p>
        </text:list-item>
        <text:list-item>
          <text:p text:style-name="P19">Pre akú skupinu ľudí je určená?</text:p>
        </text:list-item>
      </text:list>
      <text:p text:style-name="P20"><text:span text:style-name="T9">TASK </text:span><text:span text:style-name="T10">2</text:span></text:p>
      <text:p text:style-name="P21">Test case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4">Given</text:p>
            </table:table-cell>
            <table:table-cell table:style-name="Table1.A1" office:value-type="string">
              <text:p text:style-name="P34">When</text:p>
            </table:table-cell>
            <table:table-cell table:style-name="Table1.C1" office:value-type="string">
              <text:p text:style-name="P34">Then</text:p>
            </table:table-cell>
          </table:table-row>
        </table:table-header-rows>
        <table:table-row>
          <table:table-cell table:style-name="Table1.A2" office:value-type="string">
            <text:p text:style-name="P35">New <text:span text:style-name="T11">well set </text:span>product</text:p>
          </table:table-cell>
          <table:table-cell table:style-name="Table1.A2" office:value-type="string">
            <text:p text:style-name="P35">Add product method is called</text:p>
          </table:table-cell>
          <table:table-cell table:style-name="Table1.C2" office:value-type="string">
            <text:p text:style-name="P35">New product is persisted</text:p>
          </table:table-cell>
        </table:table-row>
        <table:table-row>
          <table:table-cell table:style-name="Table1.A2" office:value-type="string">
            <text:p text:style-name="P36">List of filters</text:p>
          </table:table-cell>
          <table:table-cell table:style-name="Table1.A2" office:value-type="string">
            <text:p text:style-name="P36">Find product button is pressed</text:p>
          </table:table-cell>
          <table:table-cell table:style-name="Table1.C2" office:value-type="string">
            <text:p text:style-name="P36">All of the shown products fullfill the requirements of the filters</text:p>
          </table:table-cell>
        </table:table-row>
        <table:table-row>
          <table:table-cell table:style-name="Table1.A2" office:value-type="string">
            <text:p text:style-name="P37">New order</text:p>
          </table:table-cell>
          <table:table-cell table:style-name="Table1.A2" office:value-type="string">
            <text:p text:style-name="P37">New order was confirmed by user</text:p>
          </table:table-cell>
          <table:table-cell table:style-name="Table1.C2" office:value-type="string">
            <text:p text:style-name="P37">New order is visible in the user’s <text:s text:c="4"/>orders history. </text:p>
          </table:table-cell>
        </table:table-row>
        <table:table-row>
          <table:table-cell table:style-name="Table1.A2" office:value-type="string">
            <text:p text:style-name="P38">New product review</text:p>
          </table:table-cell>
          <table:table-cell table:style-name="Table1.A2" office:value-type="string">
            <text:p text:style-name="P38">Add review button is pressed</text:p>
          </table:table-cell>
          <table:table-cell table:style-name="Table1.C2" office:value-type="string">
            <text:p text:style-name="P38">New review is visible in the product’s reviews tab.</text:p>
          </table:table-cell>
        </table:table-row>
        <text:soft-page-break/>
        <table:table-row>
          <table:table-cell table:style-name="Table1.A2" office:value-type="string">
            <text:p text:style-name="P39">Localization pack</text:p>
          </table:table-cell>
          <table:table-cell table:style-name="Table1.A2" office:value-type="string">
            <text:p text:style-name="P39">Change localization button is pressed</text:p>
          </table:table-cell>
          <table:table-cell table:style-name="Table1.C2" office:value-type="string">
            <text:p text:style-name="P39">New localization is used in the whole system (product specification, product categories,...)</text:p>
          </table:table-cell>
        </table:table-row>
      </table:table>
      <text:p text:style-name="P21"/>
      <text:p text:style-name="P22">The most risky clusters of impact:</text:p>
      <text:list xml:id="list3945851352" text:style-name="L10">
        <text:list-item>
          <text:p text:style-name="P23">GDPR – môže to ovplyvniť clustrovacie algoritmy <text:span text:style-name="T12">alebo nedopatrením budeme niečo čo nemôžeme</text:span></text:p>
        </text:list-item>
        <text:list-item>
          <text:p text:style-name="P24">Únik osobných dát (útok, chyba systému, …) - môže spôsobiť veľké sankcie alebo aj úplný koniec</text:p>
        </text:list-item>
        <text:list-item>
          <text:p text:style-name="P25"><text:span text:style-name="T13">Neuchytenie medzi konkurenciou a následný krach.</text:span></text:p>
        </text:list-item>
        <text:list-item>
          <text:p text:style-name="P26"><text:span text:style-name="T14">Pomalé reakcie systému.</text:span></text:p>
        </text:list-item>
        <text:list-item>
          <text:p text:style-name="P26"><text:span text:style-name="T14">Neprehľadnosť zobrazených dát.</text:span></text:p>
        </text:list-item>
        <text:list-item>
          <text:p text:style-name="P27"><text:span text:style-name="T15">Chyby pri spracovaní platieb.</text:span></text:p>
        </text:list-item>
        <text:list-item>
          <text:p text:style-name="P28"><text:span text:style-name="T16">Strata dát pri chybe systému alebo upgrade.</text:span></text:p>
        </text:list-item>
        <text:list-item>
          <text:p text:style-name="P29">Nedostupnosť systému kvôli chýbam poskytovateľa cloudu.</text:p>
        </text:list-item>
      </text:list>
      <text:p text:style-name="P30"/>
      <text:p text:style-name="P32">Atribúty a componenty, ktoré sme zvolili sú najdôležitejšire pretože väčšina z nich kriticky ohrozí beh systému alebo nás donúti zaplatiť sankcie...</text:p>
      <text:p text:style-name="P30"/>
      <text:p text:style-name="P33">Postup ako sme vybrali tieto clusters of impact:</text:p>
      <text:p text:style-name="P31">Použili sme clustering, teda sme najprv prišli na možné problémy a tie sme následne spojili podľa kategórií <text:span text:style-name="T17">do oblastí</text:span>. <text:span text:style-name="T18">Tiež sme uvažovali z pohľadu užívateľa čo je preňho najviac nepríjemn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sans" svg:font-family="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8:06:53.455302607</meta:creation-date>
    <dc:date>2019-04-17T10:00:11.222191042</dc:date>
    <meta:editing-duration>PT1H36M41S</meta:editing-duration>
    <meta:editing-cycles>35</meta:editing-cycles>
    <meta:generator>LibreOffice/6.0.7.3$Linux_X86_64 LibreOffice_project/00m0$Build-3</meta:generator>
    <meta:document-statistic meta:table-count="1" meta:image-count="0" meta:object-count="0" meta:page-count="2" meta:paragraph-count="58" meta:word-count="476" meta:character-count="2867" meta:non-whitespace-character-count="2467"/>
  </office:meta>
</office:document-meta>
</file>